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_32__20_Dots_20_1_20_Dash"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2cm" svg:height="2cm" svg:x="2.5cm" svg:y="4.5cm">
          <text:p text:style-name="P1">kind</text:p>
        </draw:rect>
        <draw:rect draw:style-name="gr1" draw:text-style-name="P1" draw:layer="layout" svg:width="2cm" svg:height="2cm" svg:x="4.5cm" svg:y="4.5cm">
          <text:p text:style-name="P1">size</text:p>
        </draw:rect>
        <draw:rect draw:style-name="gr1" draw:text-style-name="P1" draw:layer="layout" svg:width="2.8cm" svg:height="2cm" svg:x="6.5cm" svg:y="4.5cm">
          <text:p text:style-name="P1">データ</text:p>
        </draw:rect>
        <draw:rect draw:style-name="gr1" draw:text-style-name="P2" draw:layer="layout" svg:width="2cm" svg:height="2cm" svg:x="19.5cm" svg:y="4.5cm">
          <text:p text:style-name="P2"><text:span text:style-name="T1">Kind=1</text:span></text:p>
          <text:p text:style-name="P2"><text:span text:style-name="T1">nop</text:span></text:p>
        </draw:rect>
        <draw:rect draw:style-name="gr1" draw:text-style-name="P1" draw:layer="layout" svg:width="2cm" svg:height="2cm" svg:x="12.6cm" svg:y="4.5cm">
          <text:p text:style-name="P1">kind</text:p>
        </draw:rect>
        <draw:rect draw:style-name="gr1" draw:text-style-name="P1" draw:layer="layout" svg:width="2cm" svg:height="2cm" svg:x="14.6cm" svg:y="4.5cm">
          <text:p text:style-name="P1">size</text:p>
        </draw:rect>
        <draw:rect draw:style-name="gr1" draw:text-style-name="P1" draw:layer="layout" svg:width="2.9cm" svg:height="2cm" svg:x="16.6cm" svg:y="4.5cm">
          <text:p text:style-name="P1">データ</text:p>
        </draw:rect>
        <draw:rect draw:style-name="gr1" draw:text-style-name="P2" draw:layer="layout" svg:width="2cm" svg:height="2cm" svg:x="21.5cm" svg:y="4.5cm">
          <text:p text:style-name="P2"><text:span text:style-name="T1">Kind=0</text:span></text:p>
        </draw:rect>
        <draw:rect draw:style-name="gr1" draw:text-style-name="P1" draw:layer="layout" svg:width="4cm" svg:height="2cm" svg:x="23.5cm" svg:y="4.5cm">
          <text:p text:style-name="P1">パディング</text:p>
        </draw:rect>
        <draw:line draw:style-name="gr2" draw:text-style-name="P1" draw:layer="layout" svg:x1="9.487cm" svg:y1="4.483cm" svg:x2="12.487cm" svg:y2="4.483cm">
          <text:p/>
        </draw:line>
        <draw:line draw:style-name="gr2" draw:text-style-name="P1" draw:layer="layout" svg:x1="9.487cm" svg:y1="6.483cm" svg:x2="12.487cm" svg:y2="6.483cm">
          <text:p/>
        </draw:line>
        <draw:line draw:style-name="gr3" draw:text-style-name="P1" draw:layer="layout" svg:x1="2.4cm" svg:y1="4.1cm" svg:x2="27.4cm" svg:y2="4.1cm">
          <text:p/>
        </draw:line>
        <draw:frame draw:style-name="gr4" draw:layer="layout" svg:width="6.378cm" svg:height="0.963cm" svg:x="5.4cm" svg:y="2.9cm">
          <draw:text-box>
            <text:p>32bit(4byte)の倍数長</text:p>
          </draw:text-box>
        </draw:frame>
        <draw:line draw:style-name="gr3" draw:text-style-name="P1" draw:layer="layout" svg:x1="2.4cm" svg:y1="6.9cm" svg:x2="9.4cm" svg:y2="6.9cm">
          <text:p/>
        </draw:line>
        <draw:frame draw:style-name="gr4" draw:text-style-name="P3" draw:layer="layout" svg:width="6.191cm" svg:height="1.361cm" svg:x="2.6cm" svg:y="7.301cm">
          <draw:text-box>
            <text:p text:style-name="P3"><text:span text:style-name="T1">Size</text:span><text:span text:style-name="T1">フィールドに入る大きさ</text:span></text:p>
            <text:p text:style-name="P3"><text:span text:style-name="T1">(</text:span><text:span text:style-name="T1">データ長</text:span><text:span text:style-name="T1">+2byte)</text:span></text:p>
          </draw:text-box>
        </draw:frame>
        <draw:line draw:style-name="gr3" draw:text-style-name="P1" draw:layer="layout" svg:x1="12.5cm" svg:y1="6.9cm" svg:x2="21.5cm" svg:y2="7cm">
          <text:p/>
        </draw:line>
        <draw:frame draw:style-name="gr4" draw:text-style-name="P3" draw:layer="layout" svg:width="5.37cm" svg:height="1.302cm" svg:x="13.701cm" svg:y="7.302cm">
          <draw:text-box>
            <text:p text:style-name="P3"><text:span text:style-name="T1">ワード境界になるように</text:span></text:p>
            <text:p text:style-name="P3"><text:span text:style-name="T1">1byte</text:span><text:span text:style-name="T1">の</text:span><text:span text:style-name="T1">nop</text:span><text:span text:style-name="T1">を入れ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7T01:23:53.46</meta:creation-date>
    <dc:date>2011-12-07T01:44:11.71</dc:date>
    <meta:editing-duration>PT00H20M17S</meta:editing-duration>
    <meta:editing-cycles>2</meta:editing-cycles>
    <meta:generator>OpenOffice.org/3.2$Win32 OpenOffice.org_project/320m18$Build-9502</meta:generator>
    <meta:document-statistic meta:object-count="17"/>
  </office:meta>
</office:document-meta>
</file>